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97214" officeooo:paragraph-rsid="00197214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ae414" officeooo:paragraph-rsid="001ae414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fo:font-weight="normal" officeooo:rsid="00197214" officeooo:paragraph-rsid="00197214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ae414" officeooo:paragraph-rsid="001ae414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P2">LRU</text:p>
      <text:p text:style-name="P1"/>
      <text:p text:style-name="Standard"/>
      <text:p text:style-name="Standard">capacity = int(input('ENTER NUMBER OF PAGE FRAMES : '))</text:p>
      <text:p text:style-name="Standard">processList = [int(x) for x in input('ENTER REFERENCE STRING (COMMA SEPERATED) : ').split(',')]</text:p>
      <text:p text:style-name="Standard"><text:s text:c="18"/></text:p>
      <text:p text:style-name="Standard"># List of current pages in Main Memory</text:p>
      <text:p text:style-name="Standard">s = [] </text:p>
      <text:p text:style-name="Standard">miss, hits = 0, 0</text:p>
      <text:p text:style-name="Standard">status = ''</text:p>
      <text:p text:style-name="Standard"/>
      <text:p text:style-name="Standard">for i in processList:</text:p>
      <text:p text:style-name="Standard"><text:s text:c="2"/></text:p>
      <text:p text:style-name="Standard"><text:s text:c="4"/># If i is not present in currentPages list</text:p>
      <text:p text:style-name="Standard"><text:s text:c="4"/>if i not in s:</text:p>
      <text:p text:style-name="Standard"><text:s text:c="2"/></text:p>
      <text:p text:style-name="Standard"><text:s text:c="8"/># Check if the list can hold equal pages</text:p>
      <text:p text:style-name="Standard"><text:s text:c="8"/>if(len(s) == capacity):</text:p>
      <text:p text:style-name="Standard"><text:s text:c="12"/>s.remove(s[0])</text:p>
      <text:p text:style-name="Standard"><text:s text:c="12"/>s.append(i)</text:p>
      <text:p text:style-name="Standard"><text:s text:c="12"/>status = 'Miss'</text:p>
      <text:p text:style-name="Standard"><text:s text:c="8"/>else:</text:p>
      <text:p text:style-name="Standard"><text:s text:c="12"/>s.append(i)</text:p>
      <text:p text:style-name="Standard"><text:s text:c="12"/>status = 'Miss'</text:p>
      <text:p text:style-name="Standard"><text:s text:c="2"/></text:p>
      <text:p text:style-name="Standard"><text:s text:c="8"/># Increment Page faults</text:p>
      <text:p text:style-name="Standard"><text:s text:c="8"/>miss +=1</text:p>
      <text:p text:style-name="Standard"><text:s text:c="2"/></text:p>
      <text:p text:style-name="Standard"><text:s text:c="4"/># If page is already there in </text:p>
      <text:p text:style-name="Standard"><text:s text:c="4"/># currentPages i.e in Main</text:p>
      <text:p text:style-name="Standard"><text:s text:c="4"/>else:</text:p>
      <text:p text:style-name="Standard"><text:s text:c="10"/></text:p>
      <text:p text:style-name="Standard"><text:s text:c="8"/># Remove previous index of current page</text:p>
      <text:p text:style-name="Standard"><text:s text:c="8"/>s.remove(i)</text:p>
      <text:p text:style-name="Standard"><text:s text:c="2"/></text:p>
      <text:p text:style-name="Standard"><text:s text:c="8"/># Now append it, at last index</text:p>
      <text:p text:style-name="Standard"><text:s text:c="8"/>s.append(i)</text:p>
      <text:p text:style-name="Standard"><text:s text:c="8"/>status = 'Hit'</text:p>
      <text:p text:style-name="Standard"><text:s text:c="4"/></text:p>
      <text:p text:style-name="Standard"><text:s text:c="4"/>print(s, end = " ")</text:p>
      <text:p text:style-name="Standard"><text:s text:c="4"/>print('\tPage', status)</text:p>
      <text:p text:style-name="Standard"/>
      <text:p text:style-name="Standard">hits = len(processList) - miss</text:p>
      <text:p text:style-name="Standard">print()</text:p>
      <text:p text:style-name="Standard">print(f'TOTAL NUMBER OF HITS : {hits}')</text:p>
      <text:p text:style-name="Standard">print(f'TOTAL NUMBER OF MISS : {miss}')</text:p>
      <text:p text:style-name="Standard">print(f'HIT RATIO : {(hits/len(processList)):.2f}')</text:p>
      <text:p text:style-name="Standard"><text:soft-page-break/>print(f'MISS RATIO : {(1 – hits/len(processList)):.2f}')</text:p>
      <text:p text:style-name="Standard"/>
      <text:p text:style-name="Standard"/>
      <text:p text:style-name="Standard"/>
      <text:p text:style-name="P2">FIFO</text:p>
      <text:p text:style-name="P2"/>
      <text:p text:style-name="P2"/>
      <text:p text:style-name="P4"># FIFO Page Replacement Program In Python</text:p>
      <text:p text:style-name="P4"/>
      <text:p text:style-name="P4"/>
      <text:p text:style-name="P4">def FIFO(pages, capacity):</text:p>
      <text:p text:style-name="P4"><text:s text:c="4"/>memory = list() <text:s text:c="10"/># Initializing the memory</text:p>
      <text:p text:style-name="P4"><text:s text:c="4"/>pageFaults = 0 <text:s text:c="11"/># Count of number of page Faults</text:p>
      <text:p text:style-name="P4"><text:s text:c="4"/></text:p>
      <text:p text:style-name="P4"><text:s text:c="4"/>for page in pages:</text:p>
      <text:p text:style-name="P4"><text:s text:c="8"/>if (page not in memory): <text:s text:c="23"/># If page not found in memory</text:p>
      <text:p text:style-name="P4"><text:s text:c="12"/>pageFaults+=1 <text:s text:c="30"/># Incrementing the count of Page faults</text:p>
      <text:p text:style-name="P4"><text:s text:c="12"/>if (len(memory) &lt; capacity): <text:s text:c="15"/># If Free spaces available in frames</text:p>
      <text:p text:style-name="P4"><text:s text:c="16"/>memory.append(page) <text:s text:c="20"/># Add page to memory if free space exists</text:p>
      <text:p text:style-name="P4"><text:s text:c="16"/></text:p>
      <text:p text:style-name="P4"><text:s text:c="12"/>else: <text:s text:c="38"/># If page not found in memory, apply FIFO Page Replacement Algorithm</text:p>
      <text:p text:style-name="P4"><text:s text:c="16"/>memory.pop(0) <text:s text:c="26"/># Remove the page at first position of memory</text:p>
      <text:p text:style-name="P4"><text:s text:c="16"/>memory.append(page) <text:s text:c="20"/># Adding current page in memory</text:p>
      <text:p text:style-name="P4"><text:s text:c="4"/>return pageFaults <text:s text:c="2"/></text:p>
      <text:p text:style-name="P4"/>
      <text:p text:style-name="P4"/>
      <text:p text:style-name="P4"># Driver Code to run the program <text:s/></text:p>
      <text:p text:style-name="P4">if __name__ == "__main__":</text:p>
      <text:p text:style-name="P4"><text:s text:c="4"/>pages = list(map(int, input('Enter the sequence of Pages: ').strip().split()))</text:p>
      <text:p text:style-name="P4"><text:s text:c="4"/>capacity = int(input('Enter maximum number of pages in a frame: ')) <text:s text:c="16"/># max pages in frame</text:p>
      <text:p text:style-name="P4"/>
      <text:p text:style-name="P4"><text:s text:c="4"/>print("\nThe number of Page Faults occurred in FIFO are: ", FIFO(pages, capacity))</text:p>
      <text:p text:style-name="P4"><text:s text:c="4"/></text:p>
      <text:p text:style-name="P4"><text:s text:c="4"/></text:p>
      <text:p text:style-name="P4">##### Note : The Output Image of the Program is also uploaded in the same directory. <text:s/>#####</text:p>
      <text:p text:style-name="P4"/>
      <text:p text:style-name="P4">OUTPUT</text:p>
      <text:p text:style-name="P4">Enter the sequence of Pages: 7 0 1 2 7 0</text:p>
      <text:p text:style-name="P4">Enter maximum number of pages in a frame: 6</text:p>
      <text:p text:style-name="P4">The number of Page Faults occurred in FIFO are: <text:s/>4</text:p>
      <text:p text:style-name="P4"/>
      <text:p text:style-name="P2"/>
      <text:p text:style-name="P3">OPTIMAL <text:s text:c="2"/>*</text:p>
      <text:p text:style-name="P3"/>
      <text:p text:style-name="P5">print("Enter the number of frames: ",end="")</text:p>
      <text:p text:style-name="P5">capacity = int(input())</text:p>
      <text:p text:style-name="P5">f,fault,pf = [],0,'No'</text:p>
      <text:p text:style-name="P5">print("Enter the reference string: ",end="")</text:p>
      <text:p text:style-name="P5">s = list(map(int,input().strip().split()))</text:p>
      <text:p text:style-name="P5"><text:soft-page-break/>print("\nString|Frame →\t",end='')</text:p>
      <text:p text:style-name="P5">for i in range(capacity):</text:p>
      <text:p text:style-name="P5"><text:s text:c="4"/>print(i,end=' ')</text:p>
      <text:p text:style-name="P5">print("Fault\n <text:s text:c="2"/>↓\n")</text:p>
      <text:p text:style-name="P5">occurance = [None for i in range(capacity)]</text:p>
      <text:p text:style-name="P5">for i in range(len(s)):</text:p>
      <text:p text:style-name="P5"><text:s text:c="4"/>if s[i] not in f:</text:p>
      <text:p text:style-name="P5"><text:s text:c="8"/>if len(f)&lt;capacity:</text:p>
      <text:p text:style-name="P5"><text:s text:c="12"/>f.append(s[i])</text:p>
      <text:p text:style-name="P5"><text:s text:c="8"/>else:</text:p>
      <text:p text:style-name="P5"><text:s text:c="12"/>for x in range(len(f)):</text:p>
      <text:p text:style-name="P5"><text:s text:c="16"/>if f[x] not in s[i+1:]:</text:p>
      <text:p text:style-name="P5"><text:s text:c="20"/>f[x] = s[i]</text:p>
      <text:p text:style-name="P5"><text:s text:c="20"/>break</text:p>
      <text:p text:style-name="P5"><text:s text:c="16"/>else:</text:p>
      <text:p text:style-name="P5"><text:s text:c="20"/>occurance[x] = s[i+1:].index(f[x])</text:p>
      <text:p text:style-name="P5"><text:s text:c="12"/>else:</text:p>
      <text:p text:style-name="P5"><text:s text:c="16"/>f[occurance.index(max(occurance))] = s[i]</text:p>
      <text:p text:style-name="P5"><text:s text:c="8"/>fault += 1</text:p>
      <text:p text:style-name="P5"><text:s text:c="8"/>pf = 'Yes'</text:p>
      <text:p text:style-name="P5"><text:s text:c="4"/>else:</text:p>
      <text:p text:style-name="P5"><text:s text:c="8"/>pf = 'No'</text:p>
      <text:p text:style-name="P5"><text:s text:c="4"/>print(" <text:s text:c="2"/>%d\t\t"%s[i],end='')</text:p>
      <text:p text:style-name="P5"><text:s text:c="4"/>for x in f:</text:p>
      <text:p text:style-name="P5"><text:s text:c="8"/>print(x,end=' ')</text:p>
      <text:p text:style-name="P5"><text:s text:c="4"/>for x in range(capacity-len(f)):</text:p>
      <text:p text:style-name="P5"><text:s text:c="8"/>print(' ',end=' ')</text:p>
      <text:p text:style-name="P5"><text:s text:c="4"/>print(" %s"%pf)</text:p>
      <text:p text:style-name="P5">print("\nTotal requests: %d\nTotal Page Faults: %d\nFault Rate: %0.2f%%"%(len(s),fault,(fault/len(s))*100))<text:line-break/></text:p>
      <text:p text:style-name="P3"/>
      <text:p text:style-name="P3">LRU <text:s/>*</text:p>
      <text:p text:style-name="P3"/>
      <text:p text:style-name="P5">#LRU page replacement algorithm implementation in python</text:p>
      <text:p text:style-name="P5">#Created By: Suman Adhikari</text:p>
      <text:p text:style-name="P5"/>
      <text:p text:style-name="P5">print("Enter the number of frames: ",end="")</text:p>
      <text:p text:style-name="P5">capacity = int(input())</text:p>
      <text:p text:style-name="P5">f,st,fault,pf = [],[],0,'No'</text:p>
      <text:p text:style-name="P5">print("Enter the reference string: ",end="")</text:p>
      <text:p text:style-name="P5">s = list(map(int,input().strip().split()))</text:p>
      <text:p text:style-name="P5">print("\nString|Frame →\t",end='')</text:p>
      <text:p text:style-name="P5">for i in range(capacity):</text:p>
      <text:p text:style-name="P5"><text:s text:c="4"/>print(i,end=' ')</text:p>
      <text:p text:style-name="P5">print("Fault\n <text:s text:c="2"/>↓\n")</text:p>
      <text:p text:style-name="P5">for i in s:</text:p>
      <text:p text:style-name="P5"><text:s text:c="4"/>if i not in f:</text:p>
      <text:p text:style-name="P5"><text:s text:c="8"/>if len(f)&lt;capacity:</text:p>
      <text:p text:style-name="P5"><text:s text:c="12"/>f.append(i)</text:p>
      <text:p text:style-name="P5"><text:s text:c="12"/>st.append(len(f)-1)</text:p>
      <text:p text:style-name="P5"><text:s text:c="8"/>else:</text:p>
      <text:p text:style-name="P5"><text:soft-page-break/><text:s text:c="12"/>ind = st.pop(0)</text:p>
      <text:p text:style-name="P5"><text:s text:c="12"/>f[ind] = i</text:p>
      <text:p text:style-name="P5"><text:s text:c="12"/>st.append(ind)</text:p>
      <text:p text:style-name="P5"><text:s text:c="8"/>pf = 'Yes'</text:p>
      <text:p text:style-name="P5"><text:s text:c="8"/>fault += 1</text:p>
      <text:p text:style-name="P5"><text:s text:c="4"/>else:</text:p>
      <text:p text:style-name="P5"><text:s text:c="8"/>st.append(st.pop(st.index(f.index(i))))</text:p>
      <text:p text:style-name="P5"><text:s text:c="8"/>pf = 'No'</text:p>
      <text:p text:style-name="P5"><text:s text:c="4"/>print(" <text:s text:c="2"/>%d\t\t"%i,end='')</text:p>
      <text:p text:style-name="P5"><text:s text:c="4"/>for x in f:</text:p>
      <text:p text:style-name="P5"><text:s text:c="8"/>print(x,end=' ')</text:p>
      <text:p text:style-name="P5"><text:s text:c="4"/>for x in range(capacity-len(f)):</text:p>
      <text:p text:style-name="P5"><text:s text:c="8"/>print(' ',end=' ')</text:p>
      <text:p text:style-name="P5"><text:s text:c="4"/>print(" %s"%pf)</text:p>
      <text:p text:style-name="P5">print("\nTotal Requests: %d\nTotal Page Faults: %d\nFault Rate: %0.2f%%"%(len(s),fault,(fault/len(s))*100))</text:p>
      <text:p text:style-name="P5"/>
      <text:p text:style-name="P5"/>
      <text:p text:style-name="P5"/>
      <text:p text:style-name="P3">FIFO *</text:p>
      <text:p text:style-name="P3"/>
      <text:p text:style-name="P5">#FIFO page replacement algorithm implementation in python</text:p>
      <text:p text:style-name="P5">#Created By: Suman Adhikari</text:p>
      <text:p text:style-name="P5"/>
      <text:p text:style-name="P5">print("Enter the number of frames: ",end="")</text:p>
      <text:p text:style-name="P5">capacity = int(input())</text:p>
      <text:p text:style-name="P5">f,fault,top,pf = [],0,0,'No'</text:p>
      <text:p text:style-name="P5">print("Enter the reference string: ",end="")</text:p>
      <text:p text:style-name="P5">s = list(map(int,input().strip().split()))</text:p>
      <text:p text:style-name="P5">print("\nString|Frame →\t",end='')</text:p>
      <text:p text:style-name="P5">for i in range(capacity):</text:p>
      <text:p text:style-name="P5"><text:s text:c="4"/>print(i,end=' ')</text:p>
      <text:p text:style-name="P5">print("Fault\n <text:s text:c="2"/>↓\n")</text:p>
      <text:p text:style-name="P5">for i in s:</text:p>
      <text:p text:style-name="P5"><text:s text:c="4"/>if i not in f:</text:p>
      <text:p text:style-name="P5"><text:s text:c="8"/>if len(f)&lt;capacity:</text:p>
      <text:p text:style-name="P5"><text:s text:c="12"/>f.append(i)</text:p>
      <text:p text:style-name="P5"><text:s text:c="8"/>else:</text:p>
      <text:p text:style-name="P5"><text:s text:c="12"/>f[top] = i</text:p>
      <text:p text:style-name="P5"><text:s text:c="12"/>top = (top+1)%capacity</text:p>
      <text:p text:style-name="P5"><text:s text:c="8"/>fault += 1</text:p>
      <text:p text:style-name="P5"><text:s text:c="8"/>pf = 'Yes'</text:p>
      <text:p text:style-name="P5"><text:s text:c="4"/>else:</text:p>
      <text:p text:style-name="P5"><text:s text:c="8"/>pf = 'No'</text:p>
      <text:p text:style-name="P5"><text:s text:c="4"/>print(" <text:s text:c="2"/>%d\t\t"%i,end='')</text:p>
      <text:p text:style-name="P5"><text:s text:c="4"/>for x in f:</text:p>
      <text:p text:style-name="P5"><text:s text:c="8"/>print(x,end=' ')</text:p>
      <text:p text:style-name="P5"><text:s text:c="4"/>for x in range(capacity-len(f)):</text:p>
      <text:p text:style-name="P5"><text:s text:c="8"/>print(' ',end=' ')</text:p>
      <text:p text:style-name="P5"><text:s text:c="4"/>print(" %s"%pf)</text:p>
      <text:p text:style-name="P5">print("\nTotal requests: %d\nTotal Page Faults: %d\nFault Rate: %0.2f%%"%(len(s),fault,(fault/len(s))*100)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4T09:27:28.901959334</meta:creation-date>
    <dc:date>2023-10-04T09:54:34.479360398</dc:date>
    <meta:editing-duration>PT16M55S</meta:editing-duration>
    <meta:editing-cycles>1</meta:editing-cycles>
    <meta:document-statistic meta:table-count="0" meta:image-count="0" meta:object-count="0" meta:page-count="4" meta:paragraph-count="170" meta:word-count="660" meta:character-count="5436" meta:non-whitespace-character-count="3841"/>
    <meta:generator>LibreOffice/6.4.7.2$Linux_X86_64 LibreOffice_project/40$Build-2</meta:generator>
  </office:meta>
</office:document-meta>
</file>